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 Cyr" svg:font-family="Times New Roman Cyr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 Cyr" style:font-name-complex="Times New Roman Cyr" fo:language="ru" fo:country="RU"/>
    </style:style>
    <style:style style:name="T5" style:parent-style-name="Основнойшрифтабзаца" style:family="text">
      <style:text-properties style:font-name="Calibri" style:font-name-complex="Times New Roman Cyr" style:text-underline-type="single" style:text-underline-style="solid" style:text-underline-width="auto" style:text-underline-mode="continuous" fo:language="ru" fo:country="RU"/>
    </style:style>
    <style:style style:name="T6" style:parent-style-name="Основнойшрифтабзаца" style:family="text">
      <style:text-properties style:font-name="Times New Roman Cyr" style:font-name-complex="Times New Roman Cyr" fo:language="ru" fo:country="RU"/>
    </style:style>
    <style:style style:name="T7" style:parent-style-name="Основнойшрифтабзаца" style:family="text">
      <style:text-properties style:font-name="Times New Roman Cyr" style:font-name-complex="Times New Roman Cyr" fo:language="ru" fo:country="RU"/>
    </style:style>
    <style:style style:name="T8" style:parent-style-name="Основнойшрифтабзаца" style:family="text">
      <style:text-properties style:font-name="Calibri" style:font-name-complex="Times New Roman Cyr" fo:language="ru" fo:country="RU"/>
    </style:style>
    <style:style style:name="T9" style:parent-style-name="Основнойшрифтабзаца" style:family="text">
      <style:text-properties style:font-name="Times New Roman Cyr" style:font-name-complex="Times New Roman Cyr"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12" style:parent-style-name="Основнойшрифтабзаца" style:family="text">
      <style:text-properties style:font-name="Times New Roman Cyr" style:font-name-complex="Times New Roman Cyr" fo:language="ru" fo:country="RU"/>
    </style:style>
    <style:style style:name="T13" style:parent-style-name="Основнойшрифтабзаца" style:family="text">
      <style:text-properties style:font-name="Times New Roman Cyr" style:font-name-complex="Times New Roman Cyr" style:text-underline-type="single" style:text-underline-style="solid" style:text-underline-width="auto" style:text-underline-mode="continuous" fo:language="ru" fo:country="RU"/>
    </style:style>
    <style:style style:name="T14" style:parent-style-name="Основнойшрифтабзаца" style:family="text">
      <style:text-properties style:font-name="Calibri" style:font-name-complex="Times New Roman Cyr" style:text-underline-type="single" style:text-underline-style="solid" style:text-underline-width="auto" style:text-underline-mode="continuous" fo:language="ru" fo:country="RU"/>
    </style:style>
    <style:style style:name="T15" style:parent-style-name="Основнойшрифтабзаца" style:family="text">
      <style:text-properties style:font-name="Times New Roman Cyr" style:font-name-complex="Times New Roman Cyr" style:text-underline-type="single" style:text-underline-style="solid" style:text-underline-width="auto" style:text-underline-mode="continuous" fo:language="ru" fo:country="RU"/>
    </style:style>
    <style:style style:name="T16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P17" style:parent-style-name="Standard" style:family="paragraph">
      <style:paragraph-properties fo:text-align="center"/>
      <style:text-properties fo:language="ru" fo:country="RU"/>
    </style:style>
    <style:style style:name="P18" style:parent-style-name="Standard" style:family="paragraph">
      <style:paragraph-properties>
        <style:tab-stops>
          <style:tab-stop style:type="center" style:position="2.7562in"/>
          <style:tab-stop style:type="left" style:position="4.4861in"/>
          <style:tab-stop style:type="center" style:position="5.7097in"/>
          <style:tab-stop style:type="left" style:position="6.1034in"/>
          <style:tab-stop style:type="left" style:position="7.4027in"/>
        </style:tab-stops>
      </style:paragraph-properties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21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2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25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26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P29" style:parent-style-name="Standard" style:family="paragraph">
      <style:paragraph-properties>
        <style:tab-stops>
          <style:tab-stop style:type="left" style:position="2.2083in"/>
          <style:tab-stop style:type="left" style:position="6.7923in"/>
        </style:tab-stops>
      </style:paragraph-properties>
    </style:style>
    <style:style style:name="T30" style:parent-style-name="Основнойшрифтабзаца" style:family="text">
      <style:text-properties style:text-position="super 66.6%" fo:language="ru" fo:country="RU"/>
    </style:style>
    <style:style style:name="T31" style:parent-style-name="Основнойшрифтабзаца" style:family="text">
      <style:text-properties style:text-position="super 66.6%" fo:language="ru" fo:country="RU"/>
    </style:style>
    <style:style style:name="P32" style:parent-style-name="Standard" style:family="paragraph">
      <style:paragraph-properties>
        <style:tab-stops>
          <style:tab-stop style:type="left" style:position="2.2083in"/>
          <style:tab-stop style:type="left" style:position="6.7923in"/>
        </style:tab-stops>
      </style:paragraph-properties>
      <style:text-properties style:text-position="super 66.6%" fo:language="ru" fo:country="RU"/>
    </style:style>
    <style:style style:name="TableColumn34" style:family="table-column">
      <style:table-column-properties style:column-width="4.143in" style:use-optimal-column-width="false"/>
    </style:style>
    <style:style style:name="TableColumn35" style:family="table-column">
      <style:table-column-properties style:column-width="1.7722in" style:use-optimal-column-width="false"/>
    </style:style>
    <style:style style:name="TableColumn36" style:family="table-column">
      <style:table-column-properties style:column-width="1.5381in" style:use-optimal-column-width="false"/>
    </style:style>
    <style:style style:name="Table33" style:family="table">
      <style:table-properties style:width="7.4534in" fo:margin-left="0.0277in" table:align="left"/>
    </style:style>
    <style:style style:name="TableRow37" style:family="table-row">
      <style:table-row-properties style:min-row-height="0.2777in" style:use-optimal-row-height="false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40" style:parent-style-name="Заголовок1" style:family="paragraph">
      <style:paragraph-properties fo:margin-top="0in" fo:background-color="#FFFFFF"/>
      <style:text-properties style:font-name="Times New Roman" style:font-name-asian="Andale Sans UI" style:font-name-complex="Tahoma" fo:font-weight="normal" style:font-weight-asian="normal" style:font-weight-complex="normal" fo:font-size="12pt" style:font-size-asian="12pt" style:font-size-complex="12pt" fo:language="ru" fo:country="RU"/>
    </style:style>
    <style:style style:name="P41" style:parent-style-name="TableContents" style:family="paragraph">
      <style:text-properties fo:font-weight="bold" style:font-weight-asian="bold" style:font-weight-complex="bold" fo:language="ru" fo:country="RU"/>
    </style:style>
    <style:style style:name="TableRow42" style:family="table-row">
      <style:table-row-properties style:min-row-height="0.5604in"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44" style:parent-style-name="Обычныйвеб" style:family="paragraph">
      <style:paragraph-properties fo:margin-top="0in" fo:margin-bottom="0in"/>
    </style:style>
    <style:style style:name="T45" style:parent-style-name="Основнойшрифтабзаца" style:family="text">
      <style:text-properties fo:font-weight="bold" style:font-weight-asian="bold" style:font-weight-complex="bold"/>
    </style:style>
    <style:style style:name="T4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7" style:parent-style-name="Основнойшрифтабзаца" style:family="text">
      <style:text-properties fo:font-weight="bold" style:font-weight-asian="bold" style:font-weight-complex="bold"/>
    </style:style>
    <style:style style:name="T4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9" style:parent-style-name="Основнойшрифтабзаца" style:family="text">
      <style:text-properties fo:font-weight="bold" style:font-weight-asian="bold" style:font-weight-complex="bold"/>
    </style:style>
    <style:style style:name="T50" style:parent-style-name="Основнойшрифтабзаца" style:family="text">
      <style:text-properties fo:font-weight="bold" style:font-weight-asian="bold" style:font-weight-complex="bold"/>
    </style:style>
    <style:style style:name="P51" style:parent-style-name="TableContents" style:family="paragraph">
      <style:paragraph-properties fo:text-align="justify"/>
    </style:style>
    <style:style style:name="T52" style:parent-style-name="Основнойшрифтабзаца" style:family="text">
      <style:text-properties fo:language="ru" fo:country="RU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54" style:parent-style-name="TableContents" style:family="paragraph">
      <style:paragraph-properties fo:text-align="center"/>
    </style:style>
    <style:style style:name="T5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56" style:parent-style-name="TableContents" style:family="paragraph">
      <style:paragraph-properties fo:text-align="center"/>
    </style:style>
    <style:style style:name="T5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8" style:parent-style-name="Основнойшрифтабзаца" style:family="text">
      <style:text-properties style:font-name-asian="Times New Roman" style:font-name-complex="Times New Roman" fo:language="ru" fo:country="RU"/>
    </style:style>
    <style:style style:name="T59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6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61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63" style:parent-style-name="TableContents" style:family="paragraph">
      <style:paragraph-properties fo:text-align="center"/>
    </style:style>
    <style:style style:name="T6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65" style:parent-style-name="TableContents" style:family="paragraph">
      <style:paragraph-properties fo:text-align="center"/>
    </style:style>
    <style:style style:name="T6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7" style:parent-style-name="Основнойшрифтабзаца" style:family="text">
      <style:text-properties fo:font-weight="bold" style:font-weight-asian="bold" style:font-weight-complex="bold"/>
    </style:style>
    <style:style style:name="T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ableRow72" style:family="table-row">
      <style:table-row-properties style:min-row-height="0.552in"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5" style:parent-style-name="Основнойшрифтабзаца" style:family="text">
      <style:text-properties fo:font-weight="bold" style:font-weight-asian="bold" style:font-weight-complex="bold"/>
    </style:style>
    <style:style style:name="T7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7" style:parent-style-name="Основнойшрифтабзаца" style:family="text">
      <style:text-properties fo:font-weight="bold" style:font-weight-asian="bold" style:font-weight-complex="bold"/>
    </style:style>
    <style:style style:name="T7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9" style:parent-style-name="Основнойшрифтабзаца" style:family="text">
      <style:text-properties fo:font-weight="bold" style:font-weight-asian="bold" style:font-weight-complex="bold"/>
    </style:style>
    <style:style style:name="T8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1" style:parent-style-name="Основнойшрифтабзаца" style:family="text">
      <style:text-properties fo:font-weight="bold" style:font-weight-asian="bold" style:font-weight-complex="bold"/>
    </style:style>
    <style:style style:name="T8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83" style:parent-style-name="TableContents" style:family="paragraph">
      <style:text-properties fo:language="ru" fo:country="RU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87" style:parent-style-name="Обычный" style:family="paragraph">
      <style:paragraph-properties fo:widows="2" fo:orphans="2"/>
      <style:text-properties fo:hyphenate="true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P91" style:parent-style-name="TableContents" style:family="paragraph">
      <style:text-properties fo:language="ru" fo:country="RU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weight="bold" style:font-weight-asian="bold" style:font-weight-complex="bold" fo:language="ru" fo:country="RU"/>
    </style:style>
    <style:style style:name="P95" style:parent-style-name="TableContents" style:family="paragraph">
      <style:text-properties fo:language="ru" fo:country="RU"/>
    </style:style>
    <style:style style:name="P96" style:parent-style-name="TableContents" style:family="paragraph">
      <style:text-properties fo:language="ru" fo:country="RU"/>
    </style:style>
    <style:style style:name="P97" style:parent-style-name="TableContents" style:family="paragraph">
      <style:text-properties fo:language="ru" fo:country="RU"/>
    </style:style>
    <style:style style:name="P98" style:parent-style-name="TableContents" style:family="paragraph">
      <style:text-properties fo:language="ru" fo:country="RU"/>
    </style:style>
    <style:style style:name="P99" style:parent-style-name="TableContents" style:family="paragraph">
      <style:text-properties fo:language="ru" fo:country="RU"/>
    </style:style>
    <style:style style:name="P100" style:parent-style-name="TableContents" style:family="paragraph">
      <style:text-properties fo:language="ru" fo:country="RU"/>
    </style:style>
    <style:style style:name="P101" style:parent-style-name="TableContents" style:family="paragraph">
      <style:text-properties fo:language="ru" fo:country="RU"/>
    </style:style>
    <style:style style:name="P102" style:parent-style-name="TableContents" style:family="paragraph">
      <style:text-properties fo:language="ru" fo:country="RU"/>
    </style:style>
    <style:style style:name="P103" style:parent-style-name="TableContents" style:family="paragraph">
      <style:text-properties fo:language="ru" fo:country="RU"/>
    </style:style>
    <style:style style:name="P104" style:parent-style-name="TableContents" style:family="paragraph">
      <style:text-properties fo:language="ru" fo:country="RU"/>
    </style:style>
    <style:style style:name="P105" style:parent-style-name="TableContents" style:family="paragraph">
      <style:paragraph-properties fo:margin-left="0.2645in">
        <style:tab-stops>
          <style:tab-stop style:type="left" style:position="-0.2645in"/>
        </style:tab-stops>
      </style:paragraph-properties>
      <style:text-properties fo:language="ru" fo:country="RU"/>
    </style:style>
    <style:style style:name="TableRow106" style:family="table-row">
      <style:table-row-properties style:min-row-height="0.7493in" style:use-optimal-row-height="false"/>
    </style:style>
    <style:style style:name="TableCell10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10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109" style:parent-style-name="TableContents" style:family="paragraph">
      <style:paragraph-properties fo:margin-left="0.2645in" fo:text-indent="-0.2645in">
        <style:tab-stops>
          <style:tab-stop style:type="left" style:position="-0.2645in"/>
        </style:tab-stops>
      </style:paragraph-properties>
      <style:text-properties fo:language="ru" fo:country="RU"/>
    </style:style>
    <style:style style:name="P110" style:parent-style-name="TableContents" style:family="paragraph">
      <style:paragraph-properties fo:margin-left="0.2645in" fo:text-indent="-0.2645in">
        <style:tab-stops>
          <style:tab-stop style:type="left" style:position="-0.2645in"/>
        </style:tab-stops>
      </style:paragraph-properties>
      <style:text-properties fo:language="ru" fo:country="RU"/>
    </style:style>
    <style:style style:name="P111" style:parent-style-name="TableContents" style:family="paragraph">
      <style:paragraph-properties fo:margin-left="0.2645in" fo:text-indent="-0.2645in">
        <style:tab-stops>
          <style:tab-stop style:type="left" style:position="-0.2645in"/>
        </style:tab-stops>
      </style:paragraph-properties>
      <style:text-properties fo:language="ru" fo:country="RU"/>
    </style:style>
    <style:style style:name="TableRow112" style:family="table-row">
      <style:table-row-properties style:min-row-height="0.6756in" style:use-optimal-row-height="false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1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115" style:parent-style-name="TableContents" style:family="paragraph">
      <style:paragraph-properties fo:margin-left="0in" fo:text-indent="0in">
        <style:tab-stops>
          <style:tab-stop style:type="left" style:position="0.275in"/>
          <style:tab-stop style:type="left" style:position="0.3916in"/>
          <style:tab-stop style:type="left" style:position="0.4333in"/>
        </style:tab-stops>
      </style:paragraph-properties>
      <style:text-properties fo:language="ru" fo:country="RU"/>
    </style:style>
    <style:style style:name="P116" style:parent-style-name="TableContents" style:family="paragraph">
      <style:paragraph-properties fo:margin-left="0in" fo:text-indent="0in">
        <style:tab-stops>
          <style:tab-stop style:type="left" style:position="0.275in"/>
          <style:tab-stop style:type="left" style:position="0.3916in"/>
          <style:tab-stop style:type="left" style:position="0.4333in"/>
        </style:tab-stops>
      </style:paragraph-properties>
      <style:text-properties fo:language="ru" fo:country="RU"/>
    </style:style>
    <style:style style:name="P117" style:parent-style-name="TableContents" style:family="paragraph">
      <style:paragraph-properties fo:margin-left="0in" fo:text-indent="0in">
        <style:tab-stops>
          <style:tab-stop style:type="left" style:position="0.275in"/>
          <style:tab-stop style:type="left" style:position="0.3916in"/>
          <style:tab-stop style:type="left" style:position="0.4333in"/>
        </style:tab-stops>
      </style:paragraph-properties>
      <style:text-properties fo:language="ru" fo:country="RU"/>
    </style:style>
    <style:style style:name="TableRow118" style:family="table-row">
      <style:table-row-properties style:min-row-height="0.2347in" style:use-optimal-row-height="false"/>
    </style:style>
    <style:style style:name="TableCell1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2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1" style:parent-style-name="Основнойшрифтабзаца" style:family="text">
      <style:text-properties fo:font-weight="bold" style:font-weight-asian="bold" style:font-weight-complex="bold" fo:font-style="italic" style:font-style-asian="italic" fo:language="ru" fo:country="RU"/>
    </style:style>
    <style:style style:name="T1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3" style:parent-style-name="FootnoteSymbol" style:family="text">
      <style:text-properties fo:font-weight="bold" style:font-weight-asian="bold" style:font-weight-complex="bold" fo:language="ru" fo:country="RU"/>
    </style:style>
    <style:style style:name="P124" style:parent-style-name="Текстсноски" style:family="paragraph">
      <style:paragraph-properties fo:margin-left="0.1965in">
        <style:tab-stops>
          <style:tab-stop style:type="left" style:position="0.1583in"/>
        </style:tab-stops>
      </style:paragraph-properties>
    </style:style>
    <style:style style:name="T125" style:parent-style-name="Основнойшрифтабзаца" style:family="text">
      <style:text-properties style:font-name-asian="Times New Roman" style:font-name-complex="Times New Roman"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P127" style:parent-style-name="TableContents" style:family="paragraph">
      <style:text-properties fo:font-weight="bold" style:font-weight-asian="bold" style:font-weight-complex="bold"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P129" style:parent-style-name="Standard" style:family="paragraph">
      <style:text-properties fo:language="ru" fo:country="RU"/>
    </style:style>
  </office:automatic-styles>
  <office:body>
    <office:text text:use-soft-page-breaks="true">
      <text:p text:style-name="P1">Университет ИТМО, факультет программной инженерии и компьютерной техники</text:p>
      <text:p text:style-name="P2">Двухнедельная отчётная работа по «Информатике»: аннотация к статье</text:p>
      <text:p text:style-name="P3"><text:span text:style-name="T4">Дата прошедшей лекции: __</text:span><text:span text:style-name="T5">12.10.23</text:span><text:span text:style-name="T6">__</text:span><text:span text:style-name="T7"><text:tab/></text:span><text:span text:style-name="T8"><text:s/></text:span><text:span text:style-name="T9">Номер прошедшей лекции</text:span><text:span text:style-name="T10">:<text:s/></text:span><text:span text:style-name="T11"><text:s text:c="2"/>2 <text:s/></text:span><text:span text:style-name="T12"><text:tab/>Дата сдачи: <text:s/></text:span><text:span text:style-name="T13"><text:s text:c="3"/></text:span><text:span text:style-name="T14">25.10.23_</text:span><text:span text:style-name="T15"><text:s text:c="2"/></text:span><text:span text:style-name="T16"><text:s text:c="2"/></text:span></text:p>
      <text:p text:style-name="P17"/>
      <text:p text:style-name="P18"><text:span text:style-name="T19">Выполнил(а)<text:s/></text:span><text:span text:style-name="T20"><text:tab/>Кучерук Р.О,</text:span><text:span text:style-name="T21"><text:tab/></text:span><text:span text:style-name="T22">, № группы<text:s/></text:span><text:span text:style-name="T23"><text:tab/></text:span><text:span text:style-name="T24">P</text:span><text:span text:style-name="T25">3132</text:span><text:span text:style-name="T26"><text:tab/></text:span><text:span text:style-name="T27">, оценка<text:s/></text:span><text:span text:style-name="T28"><text:tab/></text:span></text:p>
      <text:p text:style-name="P29"><text:span text:style-name="T30"><text:tab/>Фамилия И.О. студента</text:span><text:span text:style-name="T31"><text:tab/>не заполнять</text:span></text:p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 table:number-columns-spanned="3">
            <text:p text:style-name="TableContents"><text:span text:style-name="T39">Название статьи/главы книги/видеолекции</text:span></text:p>
            <text:h text:style-name="P40" text:outline-level="1">Поиск с помощью регулярных выражений: подход с Виртуальной Машиной</text:h>
            <text:p text:style-name="P41"/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<text:span text:style-name="T45">ФИО автора статьи (или<text:s/></text:span><text:span text:style-name="T46">e</text:span><text:span text:style-name="T47">-</text:span><text:span text:style-name="T48">mail</text:span><text:span text:style-name="T49">)</text:span><text:span text:style-name="T50"><text:line-break/></text:span></text:p>
            <text:p text:style-name="P51"><text:span text:style-name="T52">Антон Данилов</text:span></text:p>
          </table:table-cell>
          <table:table-cell table:style-name="TableCell53">
            <text:p text:style-name="P54"><text:span text:style-name="T55">Дата публикации</text:span></text:p>
            <text:p text:style-name="P56"><text:span text:style-name="T57">(не старше 2020 года)</text:span></text:p>
            <text:p text:style-name="TableContents"><text:span text:style-name="T58"><text:s/></text:span><text:span text:style-name="T59">" <text:s/>24 <text:s/>" <text:s/>сентября<text:s/></text:span><text:span text:style-name="T60">202</text:span><text:span text:style-name="T61">3 г.</text:span></text:p>
          </table:table-cell>
          <table:table-cell table:style-name="TableCell62">
            <text:p text:style-name="P63"><text:span text:style-name="T64">Размер статьи</text:span></text:p>
            <text:p text:style-name="P65"><text:span text:style-name="T66">(от 4</text:span><text:span text:style-name="T67">00</text:span><text:span text:style-name="T68"><text:s/>слов)</text:span></text:p>
            <text:p text:style-name="TableContents"><text:span text:style-name="T69"><text:s text:c="14"/></text:span><text:span text:style-name="T70">6649</text:span><text:span text:style-name="T71"><text:s text:c="6"/></text:span></text:p>
          </table:table-cell>
        </table:table-row>
        <table:table-row table:style-name="TableRow72">
          <table:table-cell table:style-name="TableCell73" table:number-columns-spanned="3">
            <text:p text:style-name="TableContents"><text:span text:style-name="T74">Прямая полная ссылка на источник или сокращённая ссылка (</text:span><text:span text:style-name="T75">bit</text:span><text:span text:style-name="T76">.</text:span><text:span text:style-name="T77">ly</text:span><text:span text:style-name="T78">,<text:s/></text:span><text:span text:style-name="T79">tr</text:span><text:span text:style-name="T80">.</text:span><text:span text:style-name="T81">im</text:span><text:span text:style-name="T82"><text:s/>и т.п.)</text:span></text:p>
            <text:p text:style-name="P83">https://habr.com/ru/articles/252445/</text:p>
          </table:table-cell>
          <table:covered-table-cell/>
          <table:covered-table-cell/>
        </table:table-row>
        <table:table-row table:style-name="TableRow84">
          <table:table-cell table:style-name="TableCell85" table:number-columns-spanned="3">
            <text:p text:style-name="TableContents"><text:span text:style-name="T86">Теги, ключевые слова или словосочетания</text:span></text:p>
            <text:p text:style-name="P87"><text:span text:style-name="T88">Программирование, Системное программирование,</text:span><text:s/><text:span text:style-name="T89">Алгоритмы</text:span><text:span text:style-name="T90"><text:s/></text:span></text:p>
            <text:p text:style-name="P91"/>
          </table:table-cell>
          <table:covered-table-cell/>
          <table:covered-table-cell/>
        </table:table-row>
        <table:table-row table:style-name="TableRow92">
          <table:table-cell table:style-name="TableCell93" table:number-columns-spanned="3">
            <text:p text:style-name="P94">Перечень фактов, упомянутых в статье (минимум три пункта)</text:p>
            <text:list text:style-name="LFO1" text:continue-numbering="true">
              <text:list-item>
                <text:p text:style-name="P95">Виртуальная Машина Регулярных Выражений</text:p>
              </text:list-item>
              <text:list-item>
                <text:p text:style-name="P96">Интерфейс ВМ на Си</text:p>
              </text:list-item>
              <text:list-item>
                <text:p text:style-name="P97">Реализация на основе рекурсии с возвратом</text:p>
              </text:list-item>
              <text:list-item>
                <text:p text:style-name="P98">Реализация с возвратом без рекурсии</text:p>
              </text:list-item>
              <text:list-item>
                <text:p text:style-name="P99">Реализация Томпсона</text:p>
              </text:list-item>
              <text:list-item>
                <text:p text:style-name="P100">Отслеживание подвыражений</text:p>
              </text:list-item>
              <text:list-item>
                <text:p text:style-name="P101">Реализация Пайка</text:p>
              </text:list-item>
              <text:list-item>
                <text:p text:style-name="P102">Неоднозначность совпадений подвыраженийРегулярные выражения в реальном мире</text:p>
              </text:list-item>
              <text:list-item>
                <text:p text:style-name="P103">Подвыражения в POSIX</text:p>
              </text:list-item>
              <text:list-item>
                <text:p text:style-name="P104">Приём с сохранением информации о подвыражениях в состоянии потока регулярного выражения</text:p>
              </text:list-item>
            </text:list>
            <text:p text:style-name="P105"/>
          </table:table-cell>
          <table:covered-table-cell/>
          <table:covered-table-cell/>
        </table:table-row>
        <table:table-row table:style-name="TableRow106">
          <table:table-cell table:style-name="TableCell107" table:number-columns-spanned="3">
            <text:p text:style-name="TableContents"><text:span text:style-name="T108">Позитивные следствия и/или достоинства описанной в статье технологии (минимум три пункта)</text:span></text:p>
            <text:list text:style-name="LFO2" text:continue-numbering="true">
              <text:list-item>
                <text:p text:style-name="P109">Виртуальная Машина позволяет использовать регулярные выражения в различных языках программирования</text:p>
              </text:list-item>
              <text:list-item>
                <text:p text:style-name="P110">Виртуальная амшина <text:s/>способна эффективно работать с большими объемами данных</text:p>
              </text:list-item>
              <text:list-item>
                <text:p text:style-name="P111">Виртуальная Машина позволяет использовать сложные и многофункциональные регулярные выражения, такие как группировка, квантификаторы, условные конструкции</text:p>
              </text:list-item>
            </text:list>
          </table:table-cell>
          <table:covered-table-cell/>
          <table:covered-table-cell/>
        </table:table-row>
        <table:table-row table:style-name="TableRow112">
          <table:table-cell table:style-name="TableCell113" table:number-columns-spanned="3">
            <text:p text:style-name="TableContents"><text:span text:style-name="T114">Негативные следствия и/или недостатки описанной в статье технологии (минимум три пункта)</text:span></text:p>
            <text:list text:style-name="LFO3" text:continue-numbering="true">
              <text:list-item>
                <text:p text:style-name="P115">Использование Виртуальной Машины требует достаточного уровня знаний и опыта, чтобы корректно составлять и применять регулярные выражения.</text:p>
              </text:list-item>
              <text:list-item>
                <text:p text:style-name="P116">Виртуальная Машина может быть недостаточно оптимизированной для выполнения некоторых сложных регулярных выражения</text:p>
              </text:list-item>
              <text:list-item>
                <text:p text:style-name="P117">Некоторые функции по применению регулярных выражений могут быть недоступны</text:p>
              </text:list-item>
            </text:list>
          </table:table-cell>
          <table:covered-table-cell/>
          <table:covered-table-cell/>
        </table:table-row>
        <table:table-row table:style-name="TableRow118">
          <table:table-cell table:style-name="TableCell119" table:number-columns-spanned="3">
            <text:p text:style-name="TableContents"><text:span text:style-name="T120">Ваши замечания, пожелания преподавателю<text:s/></text:span><text:span text:style-name="T121">или</text:span><text:span text:style-name="T122"><text:s/>анекдот о программистах</text:span><text:span text:style-name="T123"><text:note text:note-class="footnote" text:id="_ftn0"><text:note-citation>1</text:note-citation><text:note-body><text:p text:style-name="P124"><text:span text:style-name="T125"><text:tab/></text:span><text:span text:style-name="T126">Наличие этой графы не влияет на оценку</text:span></text:p></text:note-body></text:note></text:span></text:p>
            <text:p text:style-name="P127"/>
            <text:p text:style-name="TableContents"><text:span text:style-name="T128">Вы знали что янг лин никогда не был в дрейн гэнге? Я сам в шоке</text:span></text:p>
          </table:table-cell>
          <table:covered-table-cell/>
          <table:covered-table-cell/>
        </table:table-row>
      </table:table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 Cyr" svg:font-family="Times New Roman Cyr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Заголовок10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Заголовок10" style:next-style-name="Textbody" style:default-outline-level="2">
      <style:paragraph-properties fo:margin-top="0.1388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аголовок10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paragraph-properties fo:widows="0" fo:orphans="0"/>
      <style:text-properties style:font-name-asian="Andale Sans UI" style:font-name-complex="Tahoma" style:letter-kerning="true" fo:font-size="12pt" style:font-size-asian="12pt" style:font-size-complex="12pt" fo:language="en" fo:country="US" style:language-asian="zh" style:country-asian="CN" style:language-complex="en" style:country-complex="US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0" fo:orphans="0"/>
      <style:text-properties style:font-name-asian="Andale Sans UI" style:font-name-complex="Tahoma" style:letter-kerning="true" fo:font-size="12pt" style:font-size-asian="12pt" style:font-size-complex="12pt" fo:language="en" fo:country="US" style:language-asian="zh" style:country-asian="CN" style:language-complex="en" style:country-complex="US" fo:hyphenate="false"/>
    </style:style>
    <style:style style:name="Heading" style:display-name="Heading" style:family="paragraph" style:parent-style-name="Заголовок10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10" style:display-name="Заголовок1" style:family="paragraph" style:parent-style-name="Обычный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Обычный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hyphenate="false"/>
    </style:style>
    <style:style style:name="Указатель1" style:display-name="Указатель1" style:family="paragraph" style:parent-style-name="Обычный">
      <style:paragraph-properties text:number-lines="false"/>
      <style:text-properties style:font-name-complex="Arial Unicode MS" fo:hyphenate="false"/>
    </style:style>
    <style:style style:name="Названиеобъекта1" style:display-name="Название объекта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Обычный">
      <style:paragraph-properties text:number-lines="false"/>
      <style:text-properties fo:hyphenate="false"/>
    </style:style>
    <style:style style:name="Текстсноски" style:display-name="Текст сноски" style:family="paragraph" style:parent-style-name="Обычный">
      <style:text-properties fo:font-size="10pt" style:font-size-asian="10pt" style:font-size-complex="10pt" fo:hyphenate="false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1944in" fo:margin-bottom="0.0826in"/>
      <style:text-properties style:font-name-asian="Times New Roman" style:font-name-complex="Times New Roman" fo:language="ru" fo:country="RU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Обычный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Обычнаятаблица1" style:display-name="Обычная таблица1" style:family="paragraph">
      <style:paragraph-properties style:vertical-align="auto"/>
      <style:text-properties style:font-name-asian="Andale Sans UI" fo:language="en" fo:country="US" style:language-asian="en" style:country-asian="US" fo:hyphenate="tru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fo:font-weight="normal" style:font-weight-asian="normal" style:font-weight-complex="normal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Основнойшрифтабзаца1" style:display-name="Основной шрифт абзаца1" style:family="text"/>
    <style:style style:name="ТекстсноскиЗнак" style:display-name="Текст сноски Знак" style:family="text">
      <style:text-properties style:letter-kerning="true" fo:language="en" fo:country="US" style:language-complex="en" style:country-complex="US"/>
    </style:style>
    <style:style style:name="FootnoteSymbol" style:display-name="Footnote Symbol" style:family="text">
      <style:text-properties style:text-position="super 65%"/>
    </style:style>
    <style:style style:name="Гиперссылка" style:display-name="Гиперссылка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Знаксноски" style:display-name="Знак сноски" style:family="text">
      <style:text-properties style:text-position="super 65%"/>
    </style:style>
    <style:style style:name="Знакконцевойсноски" style:display-name="Знак концевой сноски" style:family="text">
      <style:text-properties style:text-position="super 65%"/>
    </style:style>
    <style:style style:name="EndnoteSymbol" style:display-name="Endnote Symbol" style:family="text"/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5%"/>
    </style:style>
    <style:style style:name="Endnoteanchor" style:display-name="Endnote anchor" style:family="text">
      <style:text-properties style:text-position="super 65%"/>
    </style:style>
    <style:style style:name="tm-article-snippet__profiled-hub" style:display-name="tm-article-snippet__profiled-hub" style:family="text" style:parent-style-name="Основнойшрифтабзаца"/>
    <style:style style:name="tm-publication-hub__link-container" style:display-name="tm-publication-hub__link-container" style:family="text" style:parent-style-name="Основнойшрифтабзаца"/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font-weight="bold" style:font-weight-asian="bold"/>
    </style:style>
    <style:style style:name="WW_CharLFO2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3937in" fo:margin-bottom="0.2958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ladimir Sosnin</meta:initial-creator>
    <dc:creator>Кучерук Родион Олегович</dc:creator>
    <meta:creation-date>2016-10-10T08:06:00Z</meta:creation-date>
    <dc:date>2023-10-25T00:47:00Z</dc:date>
    <meta:print-date>1899-12-31T21:00:00Z</meta:print-date>
    <meta:template xlink:href="Normal" xlink:type="simple"/>
    <meta:editing-cycles>4</meta:editing-cycles>
    <meta:editing-duration>PT828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34" meta:character-count="2235" meta:row-count="15" meta:non-whitespace-character-count="1905"/>
  </office:meta>
</office:document-meta>
</file>